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="solid" draw:fill-color="#cccc99" fo:min-height="4.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cccc99"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fill="solid" draw:fill-color="#cccc99"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12.603cm" style:use-optimal-column-width="false"/>
    </style:style>
    <style:style style:name="co2" style:family="table-column">
      <style:table-column-properties style:column-width="12.60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4.8cm" svg:x="1.4cm" svg:y="8.2cm" presentation:class="subtitle" presentation:user-transformed="true">
          <draw:text-box>
            <text:p>SQL</text:p>
            <text:p/>
            <text:p>Reference:http://www.tutorialspoint.com/sq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4.8cm" svg:x="1.4cm" svg:y="8.2cm" presentation:class="subtitle" presentation:user-transformed="true">
          <draw:text-box>
            <text:p>RDBMS Con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5.208cm" svg:height="13.607cm" svg:x="1.421cm" svg:y="4.9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ELECT Statement</text:p>
              </table:table-cell>
              <table:table-cell>
                <text:p>DROP INDEX Statement</text:p>
              </table:table-cell>
            </table:table-row>
            <table:table-row table:style-name="ro1" table:default-cell-style-name="ce1">
              <table:table-cell>
                <text:p>DISTINCT Clause</text:p>
              </table:table-cell>
              <table:table-cell>
                <text:p>DESC Statement</text:p>
              </table:table-cell>
            </table:table-row>
            <table:table-row table:style-name="ro1" table:default-cell-style-name="ce1">
              <table:table-cell>
                <text:p>WHERE Clause</text:p>
              </table:table-cell>
              <table:table-cell>
                <text:p>TRUNCATE TABLE Statement</text:p>
              </table:table-cell>
            </table:table-row>
            <table:table-row table:style-name="ro1" table:default-cell-style-name="ce1">
              <table:table-cell>
                <text:p>AND/OR Clause</text:p>
              </table:table-cell>
              <table:table-cell>
                <text:p>ALTER TABLE Statement</text:p>
              </table:table-cell>
            </table:table-row>
            <table:table-row table:style-name="ro1" table:default-cell-style-name="ce1">
              <table:table-cell>
                <text:p>IN Clause</text:p>
              </table:table-cell>
              <table:table-cell>
                <text:p>ALTER TABLE (RENAME) Statement</text:p>
              </table:table-cell>
            </table:table-row>
            <table:table-row table:style-name="ro1" table:default-cell-style-name="ce1">
              <table:table-cell>
                <text:p>BETWEEN Clause</text:p>
              </table:table-cell>
              <table:table-cell>
                <text:p>INSERT INTO Statement</text:p>
              </table:table-cell>
            </table:table-row>
            <table:table-row table:style-name="ro1" table:default-cell-style-name="ce1">
              <table:table-cell>
                <text:p>LIKE Clause</text:p>
              </table:table-cell>
              <table:table-cell>
                <text:p>UPDATE Statement</text:p>
              </table:table-cell>
            </table:table-row>
            <table:table-row table:style-name="ro1" table:default-cell-style-name="ce1">
              <table:table-cell>
                <text:p>ORDER BY Clause</text:p>
              </table:table-cell>
              <table:table-cell>
                <text:p>DELETE Statement</text:p>
              </table:table-cell>
            </table:table-row>
            <table:table-row table:style-name="ro1" table:default-cell-style-name="ce1">
              <table:table-cell>
                <text:p>GROUP BY Clause</text:p>
              </table:table-cell>
              <table:table-cell>
                <text:p>CREATE DATABASE Statement</text:p>
              </table:table-cell>
            </table:table-row>
            <table:table-row table:style-name="ro1" table:default-cell-style-name="ce1">
              <table:table-cell>
                <text:p>COUNT Clause</text:p>
              </table:table-cell>
              <table:table-cell>
                <text:p>DROP DATABASE Statement</text:p>
              </table:table-cell>
            </table:table-row>
            <table:table-row table:style-name="ro1" table:default-cell-style-name="ce1">
              <table:table-cell>
                <text:p>HAVING Clause</text:p>
              </table:table-cell>
              <table:table-cell>
                <text:p>USE Statement</text:p>
              </table:table-cell>
            </table:table-row>
            <table:table-row table:style-name="ro1" table:default-cell-style-name="ce1">
              <table:table-cell>
                <text:p>CREATE TABLE Statement</text:p>
              </table:table-cell>
              <table:table-cell>
                <text:p>COMMIT Statement</text:p>
              </table:table-cell>
            </table:table-row>
            <table:table-row table:style-name="ro1" table:default-cell-style-name="ce1">
              <table:table-cell>
                <text:p>DROP TABLE Statement</text:p>
              </table:table-cell>
              <table:table-cell>
                <text:p>ROLLBACK Statement</text:p>
              </table:table-cell>
            </table:table-row>
            <table:table-row table:style-name="ro1" table:default-cell-style-name="ce1">
              <table:table-cell>
                <text:p>CREATE INDEX Statement</text:p>
              </table:table-cell>
              <table:table-cell>
                <text:p>UNION Clau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QL Operato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rithematic Operators</text:p>
              </text:list-item>
              <text:list-item>
                <text:p>Logical Operators</text:p>
              </text:list-item>
              <text:list-item>
                <text:p>Conditional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QL Data Type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1"><text:span text:style-name="T1">Exact Numeric Data Types</text:span></text:p>
              </text:list-item>
              <text:list-item>
                <text:p text:style-name="P1"><text:span text:style-name="T1">Approximate Numeric Data Types</text:span></text:p>
              </text:list-item>
              <text:list-item>
                <text:p text:style-name="P1"><text:span text:style-name="T1">Date and Time Data Types</text:span></text:p>
              </text:list-item>
              <text:list-item>
                <text:p text:style-name="P1"><text:span text:style-name="T1">Character String Data Types</text:span></text:p>
              </text:list-item>
              <text:list-item>
                <text:p text:style-name="P1"><text:span text:style-name="T1">Unicode String Data Types</text:span></text:p>
              </text:list-item>
              <text:list-item>
                <text:p text:style-name="P1"><text:span text:style-name="T1">Binary Data Types</text:span></text:p>
              </text:list-item>
              <text:list-item>
                <text:p text:style-name="P1"><text:span text:style-name="T1">Misc Data Ty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QL Constraint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2"><text:span text:style-name="T2">NOT NULL Constraint</text:span></text:p>
              </text:list-item>
              <text:list-item>
                <text:p text:style-name="P2"><text:span text:style-name="T2">DEFAULT Constraint</text:span></text:p>
              </text:list-item>
              <text:list-item>
                <text:p text:style-name="P2"><text:span text:style-name="T2">UNIQUE Constraint</text:span></text:p>
              </text:list-item>
              <text:list-item>
                <text:p text:style-name="P2"><text:span text:style-name="T2">Primary Key</text:span></text:p>
              </text:list-item>
              <text:list-item>
                <text:p text:style-name="P2"><text:span text:style-name="T2">Foreign Key</text:span></text:p>
              </text:list-item>
              <text:list-item>
                <text:p text:style-name="P2"><text:span text:style-name="T2">CHECK Constraint</text:span></text:p>
              </text:list-item>
              <text:list-item>
                <text:p text:style-name="P2"><text:span text:style-name="T2">IND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QL Joi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INNER JOIN</text:p>
              </text:list-item>
              <text:list-item>
                <text:p>LEFT JOIN </text:p>
              </text:list-item>
              <text:list-item>
                <text:p>RIGHT JOIN</text:p>
              </text:list-item>
              <text:list-item>
                <text:p>FULL JOIN </text:p>
              </text:list-item>
              <text:list-item>
                <text:p>SELF JOIN</text:p>
              </text:list-item>
              <text:list-item>
                <text:p>CARTESIAN JO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QL Transaction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6:35:47.292781056</meta:creation-date>
    <dc:date>2016-01-28T17:33:57.879669503</dc:date>
    <meta:editing-duration>PT11M58S</meta:editing-duration>
    <meta:editing-cycles>1</meta:editing-cycles>
    <meta:document-statistic meta:object-count="52"/>
    <meta:generator>LibreOffice/4.2.8.2$Linux_X86_64 LibreOffice_project/420m0$Build-2</meta:generator>
  </office:meta>
</office:document-meta>
</file>